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047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0.9327in"/>
    </style:style>
    <style:style style:name="co4" style:family="table-column">
      <style:table-column-properties fo:break-before="auto" style:column-width="3.538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Smooth Rods 8mm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Threated Rods 8mm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otor base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PLA Printed part with 40% fill in</text:p>
          </table:table-cell>
        </table:table-row>
        <table:table-row table:style-name="ro1">
          <table:table-cell office:value-type="string" calcext:value-type="string">
            <text:p>Camera slid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pod ba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oller ba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8 hex nut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hex nu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 X 8mm machine screw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 hex nu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 style:data-style-name="N2" text:time-value="16:55:11.9525330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0:02:30.970315920</meta:creation-date>
    <dc:date>2017-05-05T16:55:57.548390839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27" meta:object-count="0"/>
  </office:meta>
</office:document-meta>
</file>